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nap-to-layout-grid="false"/>
    </style:style>
    <style:style style:name="P16"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align="justify" style:justify-single-word="false" fo:text-indent="0.046cm" style:auto-text-indent="false" style:snap-to-layout-grid="false"/>
    </style:style>
    <style:style style:name="P18" style:family="paragraph" style:parent-style-name="Title">
      <style:paragraph-properties fo:text-align="justify"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style>
    <style:style style:name="P22" style:family="paragraph" style:parent-style-name="Table">
      <style:paragraph-properties fo:margin-left="1cm" fo:margin-right="0cm" fo:text-indent="0cm" style:auto-text-indent="false"/>
    </style:style>
    <style:style style:name="P23" style:family="paragraph" style:parent-style-name="Standard">
      <style:paragraph-properties fo:margin-top="0cm" fo:margin-bottom="0cm" fo:text-align="justify" style:justify-single-word="false" style:snap-to-layout-grid="false"/>
    </style:style>
    <style:style style:name="P24" style:family="paragraph" style:parent-style-name="Standard">
      <style:paragraph-properties fo:margin-top="0cm" fo:margin-bottom="0cm" fo:text-align="start" style:justify-single-word="false" style:snap-to-layout-grid="false"/>
    </style:style>
    <style:style style:name="P25" style:family="paragraph" style:parent-style-name="Standard" style:list-style-name="L2"/>
    <style:style style:name="P26" style:family="paragraph" style:parent-style-name="Standard">
      <style:paragraph-properties fo:text-align="justify" style:justify-single-word="false"/>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6">
      <style:paragraph-properties fo:text-align="justify"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list-style-name="L3">
      <style:paragraph-properties fo:text-align="justify" style:justify-single-word="false"/>
      <style:text-properties fo:font-weight="normal" style:font-weight-asian="normal" style:font-weight-complex="normal"/>
    </style:style>
    <style:style style:name="P33" style:family="paragraph" style:parent-style-name="Standard" style:master-page-name="First_20_Page">
      <style:paragraph-properties fo:text-align="justify" style:justify-single-word="false" style:page-number="1"/>
    </style:style>
    <style:style style:name="P34"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35"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36" style:family="paragraph" style:parent-style-name="Standard" style:list-style-name="L1">
      <style:paragraph-properties fo:margin-left="1.27cm" fo:margin-right="0cm" fo:text-align="justify" style:justify-single-word="false" fo:text-indent="-0.503cm" style:auto-text-indent="false">
        <style:tab-stops>
          <style:tab-stop style:position="1.693cm"/>
        </style:tab-stops>
      </style:paragraph-properties>
    </style:style>
    <style:style style:name="P37" style:family="paragraph" style:parent-style-name="Standard" style:list-style-name="L1">
      <style:paragraph-properties fo:margin-left="2.275cm" fo:margin-right="0cm" fo:text-indent="-0.635cm" style:auto-text-indent="false">
        <style:tab-stops>
          <style:tab-stop style:position="2.884cm"/>
          <style:tab-stop style:position="4.445cm"/>
          <style:tab-stop style:position="9.128cm"/>
        </style:tab-stops>
      </style:paragraph-properties>
    </style:style>
    <style:style style:name="P38" style:family="paragraph" style:parent-style-name="Standard" style:list-style-name="L1">
      <style:paragraph-properties fo:margin-left="2.275cm" fo:margin-right="0cm" fo:text-indent="-0.635cm" style:auto-text-indent="false">
        <style:tab-stops>
          <style:tab-stop style:position="2.884cm"/>
        </style:tab-stops>
      </style:paragraph-properties>
    </style:style>
    <style:style style:name="P39" style:family="paragraph" style:parent-style-name="Standard" style:list-style-name="L5">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40" style:family="paragraph" style:parent-style-name="Standard" style:list-style-name="L3">
      <style:paragraph-properties fo:text-align="justify" style:justify-single-word="false" fo:break-before="page"/>
      <style:text-properties fo:font-weight="normal" style:font-weight-asian="normal" style:font-weight-complex="normal"/>
    </style:style>
    <style:style style:name="P41" style:family="paragraph" style:parent-style-name="Standard">
      <style:paragraph-properties fo:margin-top="0.199cm" fo:margin-bottom="0.21cm" fo:padding-left="0cm" fo:padding-right="0cm" fo:padding-top="0.035cm" fo:padding-bottom="0cm" fo:border-left="none" fo:border-right="none" fo:border-top="0.018cm solid #000000" fo:border-bottom="none"/>
      <style:text-properties fo:font-size="1pt" style:font-size-asian="1pt" style:font-size-complex="1pt"/>
    </style:style>
    <style:style style:name="P42" style:family="paragraph" style:parent-style-name="Heading_20_1">
      <style:paragraph-properties fo:text-align="justify" style:justify-single-word="false"/>
    </style:style>
    <style:style style:name="P43" style:family="paragraph" style:parent-style-name="Heading_20_2">
      <style:paragraph-properties fo:text-align="justify" style:justify-single-word="false"/>
    </style:style>
    <style:style style:name="P4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fo:color="#000000" fo:background-color="#ff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8"/>
      <text:p text:style-name="P8"/>
      <text:p text:style-name="P8"/>
      <text:p text:style-name="P8"/>
      <text:p text:style-name="P8"/>
      <text:p text:style-name="P8"/>
      <text:p text:style-name="P8"/>
      <text:p text:style-name="P8"/>
      <text:p text:style-name="P18"><text:reference-mark-start text:name="Titel"/>Testplan<text:reference-mark-end text:name="Titel"/></text:p>
      <text:p text:style-name="P8"><text:s/>Für das studentische Projekt <text:span text:style-name="T2"><text:subject>Sichere Eisenbahnsteuerung</text:subject></text:span></text:p>
      <text:p text:style-name="P8"/>
      <text:p text:style-name="P8"/>
      <text:p text:style-name="P8"/>
      <text:p text:style-name="P16"><text:span text:style-name="T3">Datum</text:span><text:tab/><text:modification-date style:data-style-name="N36">21.04.2010</text:modification-date></text:p>
      <text:p text:style-name="P16"><text:span text:style-name="T3">Quelle</text:span><text:tab/>ProVista</text:p>
      <text:p text:style-name="P16"><text:span text:style-name="T3">Autoren</text:span><text:tab/>Norman Nieß</text:p>
      <text:p text:style-name="P16"><text:tab/>Kai Dziembala</text:p>
      <text:p text:style-name="P16"><text:span text:style-name="T3">Version</text:span><text:tab/><text:reference-mark-start text:name="Version"/><text:span text:style-name="Version_20_Char">0.5</text:span><text:reference-mark-end text:name="Version"/></text:p>
      <text:p text:style-name="P16"><text:span text:style-name="T3">Status</text:span><text:tab/>zum Review freigegeben</text:p>
      <text:p text:style-name="P16"/>
      <text:p text:style-name="P8"/>
      <text:p text:style-name="P8"/>
      <text:p text:style-name="P8"/>
      <text:p text:style-name="P8"/>
      <text:p text:style-name="P8"/>
      <text:p text:style-name="P8"/>
      <text:p text:style-name="P8"/>
      <text:h text:style-name="P42"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7">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3">Kai Dziembala</text:p>
            <text:p text:style-name="P23">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3">Kai Dziembala</text:p>
            <text:p text:style-name="P23">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5">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4">Kai Dziembala</text:p>
            <text:p text:style-name="P15">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4">Kai Dziembala</text:p>
            <text:p text:style-name="P15">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42"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4">1 Historie<text:tab/>2</text:p>
          <text:p text:style-name="P44">2 Inhaltsverzeichnis<text:tab/>3</text:p>
          <text:p text:style-name="P44">3 Einleitung<text:tab/>4</text:p>
          <text:p text:style-name="P45">3.1 Referenzierte Dokumente<text:tab/>4</text:p>
          <text:p text:style-name="P44">4 Planungsdaten<text:tab/>5</text:p>
          <text:p text:style-name="P45">4.1 Verantwortlichkeiten<text:tab/>5</text:p>
          <text:p text:style-name="P45">4.2 Zeitliche Planung<text:tab/>5</text:p>
          <text:p text:style-name="P44">5 Strukturplan<text:tab/>6</text:p>
          <text:p text:style-name="P45">5.1 Zu testende Systemumgebungs-Komponenten:<text:tab/>6</text:p>
          <text:p text:style-name="P45">5.2 Zu testende Hardware-Komponenten:<text:tab/>6</text:p>
          <text:p text:style-name="P45">5.3 Zu testende Software-Module:<text:tab/>6</text:p>
          <text:p text:style-name="P44">6 Hardware-Konfiguration<text:tab/>7</text:p>
          <text:p text:style-name="P44">7 Software-Konfiguration<text:tab/>8</text:p>
          <text:p text:style-name="P44">8 Randbedingungen<text:tab/>9</text:p>
          <text:p text:style-name="P44">9 Testziele<text:tab/>10</text:p>
          <text:p text:style-name="P44">10 Testverfahren<text:tab/>13</text:p>
          <text:p text:style-name="P44">11 Testbeginn<text:tab/>14</text:p>
          <text:p text:style-name="P44">12 Testreihenfolge<text:tab/>15</text:p>
          <text:p text:style-name="P44">13 Testende<text:tab/>16</text:p>
          <text:p text:style-name="P44">14 Testdaten<text:tab/>17</text:p>
        </text:index-body>
      </text:table-of-content>
      <text:p text:style-name="P10"/>
      <text:h text:style-name="P42"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2" text:outline-level="2">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h text:style-name="P42" text:outline-level="1">Planungsdaten</text:h>
      <text:h text:style-name="P43" text:outline-level="2">Verantwortlichkeiten</text:h>
      <text:p text:style-name="P8">Für die Testdurchführung sind alle Projektmitglieder verantwortlich.</text:p>
      <text:p text:style-name="P8"/>
      <text:h text:style-name="P43"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9">Zeitpunkt</text:p>
          </table:table-cell>
          <table:table-cell table:style-name="Zeitplanung.B1" office:value-type="string">
            <text:p text:style-name="P19">Tätigkeit</text:p>
          </table:table-cell>
        </table:table-row>
        <table:table-row>
          <table:table-cell table:style-name="Zeitplanung.A2" office:value-type="date" office:date-value="2010-03-25">
            <text:p text:style-name="P20">25.03.2010</text:p>
          </table:table-cell>
          <table:table-cell table:style-name="Zeitplanung.B2" office:value-type="string">
            <text:p text:style-name="P21">Beginn der Testplanung.</text:p>
          </table:table-cell>
        </table:table-row>
        <table:table-row>
          <table:table-cell table:style-name="Zeitplanung.A2" office:value-type="date" office:date-value="2010-04-15">
            <text:p text:style-name="P20">15.04.2010</text:p>
          </table:table-cell>
          <table:table-cell table:style-name="Zeitplanung.B2" office:value-type="string">
            <text:p text:style-name="P21">Beginn der Testspezifikation.</text:p>
          </table:table-cell>
        </table:table-row>
        <table:table-row>
          <table:table-cell table:style-name="Zeitplanung.A4" office:value-type="string">
            <text:p text:style-name="P20">Ende Mai</text:p>
          </table:table-cell>
          <table:table-cell table:style-name="Zeitplanung.B2" office:value-type="string">
            <text:p text:style-name="P21">Beginn der Tests</text:p>
          </table:table-cell>
        </table:table-row>
      </table:table>
      <text:p text:style-name="P22">Tabelle <text:sequence text:ref-name="refTable0" text:name="Table" text:formula="ooow:Table+1" style:num-format="1">1</text:sequence>: Zeitplanung der Tests</text:p>
      <text:p text:style-name="P8"/>
      <text:h text:style-name="P42"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5680405" text:style-name="L1">
        <text:list-item>
          <text:p text:style-name="P34">Aufbau des Schienennetzes</text:p>
        </text:list-item>
        <text:list-item>
          <text:p text:style-name="P34">Weichen</text:p>
        </text:list-item>
        <text:list-item>
          <text:p text:style-name="P34">Entkoppler</text:p>
        </text:list-item>
        <text:list-item>
          <text:p text:style-name="P34">Lokomotiven (+Wagons)</text:p>
        </text:list-item>
      </text:list>
      <text:h text:style-name="Heading_20_2" text:outline-level="2">Zu testende Hardware-Komponenten:</text:h>
      <text:list xml:id="list37262094" text:continue-list="list35680405" text:style-name="L1">
        <text:list-item text:start-value="1">
          <text:p text:style-name="P34">Stromversorgung (Transformatoren)</text:p>
        </text:list-item>
        <text:list-item>
          <text:p text:style-name="P34">Multimaus</text:p>
        </text:list-item>
        <text:list-item>
          <text:p text:style-name="P34">DCC-Verstärker</text:p>
        </text:list-item>
        <text:list-item>
          <text:p text:style-name="P34">Not-Aus-Relais</text:p>
        </text:list-item>
        <text:list-item>
          <text:p text:style-name="P34">Hall-Sensoren</text:p>
        </text:list-item>
        <text:list-item>
          <text:p text:style-name="P34">S88-Rückmeldemodule</text:p>
        </text:list-item>
        <text:list-item>
          <text:p text:style-name="P34">Mikrocontroller</text:p>
        </text:list-item>
        <text:list-item>
          <text:p text:style-name="P34">XpressNet-Adapter</text:p>
        </text:list-item>
        <text:list-item>
          <text:p text:style-name="P34">Arduino</text:p>
        </text:list-item>
      </text:list>
      <text:h text:style-name="Heading_20_2" text:outline-level="2">Zu testende Software-Module:</text:h>
      <text:list xml:id="list37284559" text:continue-list="list37262094" text:style-name="L1">
        <text:list-item text:start-value="1">
          <text:p text:style-name="P34">Fahrprogramm</text:p>
        </text:list-item>
        <text:list-item>
          <text:p text:style-name="P34">Leitzentrale</text:p>
        </text:list-item>
        <text:list-item>
          <text:p text:style-name="P34">Befehlsvalidierung</text:p>
        </text:list-item>
        <text:list-item>
          <text:p text:style-name="P34">Ergebnisvalidierung</text:p>
        </text:list-item>
        <text:list-item>
          <text:p text:style-name="P34">S88-Treiber</text:p>
        </text:list-item>
        <text:list-item>
          <text:p text:style-name="P34">SSC-Treiber</text:p>
        </text:list-item>
        <text:list-item>
          <text:p text:style-name="P34">RS232-Treiber</text:p>
        </text:list-item>
        <text:list-item>
          <text:p text:style-name="P34">Not-Aus-Treiber</text:p>
        </text:list-item>
        <text:list-item>
          <text:p text:style-name="P34">Betriebsmittelverwaltung</text:p>
        </text:list-item>
        <text:list-item>
          <text:p text:style-name="P34">Auditing System</text:p>
        </text:list-item>
        <text:list-item>
          <text:p text:style-name="P34">Software Watchdog</text:p>
        </text:list-item>
      </text:list>
      <text:h text:style-name="P42"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42" text:outline-level="1">Software-Konfiguration</text:h>
      <text:p text:style-name="Standard">Die zu testenden Software-Module entsprechen den später im Real-Einsatz verwendeten und sind im Software-Design Dokument beschrieben.</text:p>
      <text:p text:style-name="Standard">Dabei dient die Programmierumgebung „Keil µVision4“ und der Logikanalysator „Agilent Logic Wave“ als Testwerkzeuge.</text:p>
      <text:p text:style-name="Standard"/>
      <text:h text:style-name="P42"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42" text:outline-level="1">Testziele</text:h>
      <text:p text:style-name="Standard">In dem Projekt „Sichere Eisenbahnsteuerung“ im Sommersemester 2010 gibt es vier Haupttestziele, die aus dem Pflichtenheft entnommen sind:</text:p>
      <text:list xml:id="list35706263" text:style-name="L2">
        <text:list-item>
          <text:p text:style-name="P25">Die Systemumgebung erfüllt die im Pflichtenheft spezifizierten Bedingungen (Kapitel <text:span text:style-name="T5">XYZ</text:span>).</text:p>
        </text:list-item>
        <text:list-item>
          <text:p text:style-name="P25">Das Gesamtsystem erfüllt die Fahraufgabe gemäß der Vorgabe im Pflichtenheft (Kapitel 6).</text:p>
        </text:list-item>
        <text:list-item>
          <text:p text:style-name="P25">Trotz Ausfall höchstens einer Hardware-Komponente zur Zeit bleibt das Gesamtsystem ohne Kollisionen. </text:p>
        </text:list-item>
        <text:list-item>
          <text:p text:style-name="P25">Auditing-Logs werden, sowohl bei regulärer Abarbeitung der Fahraufgabe, als auch im Fehlerfall, gemäß der Spezifikation im Pflichtenheft (Kapitel <text:span text:style-name="T4">XYZ</text:span>), an einem angeschlossen Rechner ausgegeben.</text:p>
        </text:list-item>
      </text:list>
      <text:p text:style-name="Standard"/>
      <text:p text:style-name="P30">Testziel 1 lässt sich wie folgt überprüfen:</text:p>
      <text:list xml:id="list35677083" text:style-name="L3">
        <text:list-item>
          <text:list>
            <text:list-item>
              <text:p text:style-name="P27">Ist das Schienennetz entsprechend dem Pflichtenheft (Kapitel <text:span text:style-name="T4">XYZ</text:span>, Abbildung <text:span text:style-name="T4">ABC</text:span>) aufgebaut?</text:p>
            </text:list-item>
            <text:list-item>
              <text:p text:style-name="P27">Sind die Weichen entsprechend dem Pflichtenheft (Kapitel <text:span text:style-name="T4">XYZ</text:span>) verstellbar?</text:p>
            </text:list-item>
            <text:list-item>
              <text:p text:style-name="P27">Reagieren die Entkoppler entsprechend der Ansteuerung laut dem Pflichtenheft (Kapitel <text:span text:style-name="T4">XYZ</text:span>)? </text:p>
            </text:list-item>
            <text:list-item>
              <text:p text:style-name="P27">Sind die Lokomotiven mit den entsprechenden Wagons laut Pflichtenheft (Kapitel <text:span text:style-name="T4">XYZ</text:span>) gekoppelt und positioniert?</text:p>
            </text:list-item>
            <text:list-item>
              <text:p text:style-name="P27">Werden die Motoren der Lokomotiven mittels der DCC-Signale von der Multimaus getreu der Betriebsanleitung angesteuert? </text:p>
            </text:list-item>
          </text:list>
        </text:list-item>
      </text:list>
      <text:p text:style-name="P8"/>
      <text:p text:style-name="P31">Testziel 2 lässt sich wie folgt überprüfen:</text:p>
      <text:list xml:id="list37283748" text:continue-numbering="true" text:style-name="L3">
        <text:list-item>
          <text:p text:style-name="P32">Hardwarekomponenten</text:p>
          <text:list>
            <text:list-item>
              <text:p text:style-name="P27">Lassen sich die Lokomotiven manuell mit der Multimaus über das Schienennetz bewegen? → Testet: Multimaus und DCC-Verstärker (+Transformator)</text:p>
            </text:list-item>
            <text:list-item>
              <text:p text:style-name="P27">Schließen die Not-Aus-Relais bei angelegter Spannung von 5V?</text:p>
            </text:list-item>
            <text:list-item>
              <text:p text:style-name="P27">Sind die Resultate des Testprogramms „Hardwaretest“ entsprechend der Testspezifikation <text:span text:style-name="T4">XYZ</text:span>? → Testet: Multimaus, XpressNet, beide Mikrocontroller (+Transformatoren) und Arduino</text:p>
            </text:list-item>
            <text:list-item>
              <text:p text:style-name="P27">Sind die Resultate des Testprogramms „Sensortest“ unter Verwendung eines Logik-Analysators entsprechend der Testspezifikation <text:span text:style-name="T4">XYZ</text:span>? → Testet: Hall-Sensoren und beide S88-Rückmeldemodule</text:p>
            </text:list-item>
          </text:list>
        </text:list-item>
        <text:list-item>
          <text:p text:style-name="P40">Software-Module</text:p>
          <text:list>
            <text:list-item>
              <text:p text:style-name="P27">Sind die Testresultate des Softwaremoduls „Betriebsmittelverwaltung“ entsprechend der Testspezifikation „Testspezifikation_Betriebsmittelverwaltung“?</text:p>
            </text:list-item>
            <text:list-item>
              <text:p text:style-name="P27">Sind die Testresultate des Softwaremoduls „S88-Treiber“ entsprechend der Testspezifikation „Testspezifikation_S88-Treiber“?</text:p>
            </text:list-item>
            <text:list-item>
              <text:p text:style-name="P27">Sind die Testresultate des Softwaremoduls „SSC-Treiber“ entsprechend der Testspezifikation „Testspezifikation_SSC-Treiber“?</text:p>
            </text:list-item>
            <text:list-item>
              <text:p text:style-name="P27">Sind die Testresultate des Softwaremoduls „RS232-Treiber“ entsprechend der Testspezifikation „Testspezifikation_RS232-Treiber“?</text:p>
            </text:list-item>
            <text:list-item>
              <text:p text:style-name="P27">Sind die Testresultate des Softwaremoduls „Befehlsvalidierung“ entsprechend der Testspezifikation „Testspezifikation_Befehlsvalidierung“?</text:p>
            </text:list-item>
            <text:list-item>
              <text:p text:style-name="P27">Sind die Testresultate des Softwaremoduls „Ergebnisvalidierung“ entsprechend der Testspezifikation „Testspezifikation_Ergebnisvalidierung“?</text:p>
            </text:list-item>
            <text:list-item>
              <text:p text:style-name="P27">Sind die Testresultate des Softwaremoduls „Auditing-System“ entsprechend der Testspezifikation „Testspezifikation_Auditing-System“?</text:p>
            </text:list-item>
            <text:list-item>
              <text:p text:style-name="P27">Sind die Testresultate des Softwaremoduls „SW-Watchdog“ entsprechend der Testspezifikation „Testspezifikation_SW-Watchdog“?</text:p>
            </text:list-item>
            <text:list-item>
              <text:p text:style-name="P27">Sind die Testresultate des Softwaremoduls „Fahrprogramm“ entsprechend der Testspezifikation „Testspezifikation_Fahrprogramm“?</text:p>
            </text:list-item>
            <text:list-item>
              <text:p text:style-name="P27">Sind die Testresultate des Softwaremoduls „Leitzentrale“ entsprechend der Testspezifikation „Testspezifikation_Leitzentrale“?</text:p>
            </text:list-item>
          </text:list>
        </text:list-item>
      </text:list>
      <text:p text:style-name="P8"/>
      <text:p text:style-name="P31">Testziel 3 lässt sich wie folgt überprüfen:</text:p>
      <text:list xml:id="list36403816" text:style-name="L6">
        <text:list-item>
          <text:p text:style-name="P29">Bei ausschalten eines S88-Rückmeldemoduls wird ein Not-Aus ausgelöst.</text:p>
        </text:list-item>
        <text:list-item>
          <text:p text:style-name="P29">Bei ausschalten eines Mikrocontrollers wird ein Not-Aus ausgelöst.</text:p>
        </text:list-item>
        <text:list-item>
          <text:p text:style-name="P29">Bei Entfernung der Multimaus bleiben die Loks sofort stehen.</text:p>
        </text:list-item>
        <text:list-item>
          <text:p text:style-name="P29">Bei Entfernung des XpressNet-Adapters bleiben die Loks sofort stehen.</text:p>
        </text:list-item>
        <text:list-item>
          <text:p text:style-name="P29">Bei ausschalten des DCC-Verstärkers bleiben die Loks sofort stehen.</text:p>
        </text:list-item>
        <text:list-item>
          <text:p text:style-name="P29">Bei Unterbrechnung der Spannungsversorgung eines Not-Aus-Relais bleiben die Loks sofort stehen.</text:p>
        </text:list-item>
        <text:list-item>
          <text:p text:style-name="P29">Bei Ausfall eines Hall-Sensors wird ein Not-Aus ausgelöst.</text:p>
        </text:list-item>
        <text:list-item>
          <text:p text:style-name="P29">Ausschalten des Arduinos führt nicht zu Kollisionen.</text:p>
        </text:list-item>
      </text:list>
      <text:p text:style-name="P8"/>
      <text:p text:style-name="P8"/>
      <text:p text:style-name="P8"/>
      <text:p text:style-name="P31"><text:soft-page-break/>Testziel 4 lässt sich wie folgt überprüfen:</text:p>
      <text:list xml:id="list37263446" text:continue-list="list37283748" text:style-name="L3">
        <text:list-item>
          <text:list>
            <text:list-item>
              <text:p text:style-name="P27">Sind die Testresultate des Softwaremoduls „Auditing-System“ entsprechend der Testspezifikation „Testspezifikation_Auditing-System“?</text:p>
            </text:list-item>
            <text:list-item>
              <text:p text:style-name="P27">Werden bei regulärer Abarbeitung der Fahraufgabe Auditing-Logs gemäß Vorgabe im Pflichtenheft (Kapitel <text:span text:style-name="T4">XYZ</text:span>) ausgegeben.</text:p>
            </text:list-item>
            <text:list-item>
              <text:p text:style-name="P27">Bei beabsichtigter Auslösung eines Not-Aus-Zustandes ( z.B: Entfernung einer Sensorsignalleitung an einem S88-Rückmeldemodul) wird der Not-Aus-Grund als Auditing-log ausgegeben.</text:p>
            </text:list-item>
          </text:list>
        </text:list-item>
      </text:list>
      <text:p text:style-name="P8"/>
      <text:h text:style-name="P42" text:outline-level="1">Testverfahren</text:h>
      <text:p text:style-name="P8">Als Testverfahren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42" text:outline-level="1">Testbeginn</text:h>
      <text:p text:style-name="P8">Für den Test der Hardware-Komponenten müssen folgende Bedingungen erfüllt sein:</text:p>
      <text:list xml:id="list35677048" text:style-name="L4">
        <text:list-item>
          <text:p text:style-name="P28">das Gleissystem vollständig aufgebaut,</text:p>
        </text:list-item>
        <text:list-item>
          <text:p text:style-name="P28">sämtliche Hardware-Komponenten verkabelt,</text:p>
        </text:list-item>
        <text:list-item>
          <text:p text:style-name="P28">Stromversorgung vorhanden</text:p>
        </text:list-item>
      </text:list>
      <text:p text:style-name="P8"/>
      <text:p text:style-name="P8">Um mit dem Test der Software-Module beginnen zu können, müssen die automatisierten Testprogramme erstellt sein.</text:p>
      <text:h text:style-name="P42" text:outline-level="1">Testreihenfolge</text:h>
      <text:p text:style-name="P8">Im ersten Schritt werden die Hardwarekomponenten getestet. Dabei wird wie folgt vorgegangen:</text:p>
      <text:list xml:id="list37271150" text:continue-list="list37284559" text:style-name="L1">
        <text:list-item text:start-value="1">
          <text:p text:style-name="P35"><text:tab/>Aufbau des Schienennetz</text:p>
        </text:list-item>
        <text:list-item>
          <text:p text:style-name="P35"><text:tab/>Not-Aus-Relais</text:p>
        </text:list-item>
        <text:list-item>
          <text:p text:style-name="P35"><text:tab/>Loks (manuelle fahrt) → testet zugleich:</text:p>
          <text:list>
            <text:list-item>
              <text:p text:style-name="P37">Stromversorgung (Transformator)</text:p>
            </text:list-item>
            <text:list-item>
              <text:p text:style-name="P38">Multimaus</text:p>
            </text:list-item>
            <text:list-item>
              <text:p text:style-name="P38">Verstärker</text:p>
            </text:list-item>
            <text:list-item>
              <text:p text:style-name="P38">Weichen</text:p>
            </text:list-item>
            <text:list-item>
              <text:p text:style-name="P38">Entkoppler</text:p>
            </text:list-item>
          </text:list>
        </text:list-item>
        <text:list-item>
          <text:p text:style-name="P35"><text:tab/>Hall-Sensoren</text:p>
        </text:list-item>
        <text:list-item>
          <text:p text:style-name="P35"><text:tab/>Verkabelung der S88-Rückmeldemodule</text:p>
        </text:list-item>
        <text:list-item>
          <text:p text:style-name="P35"><text:tab/>Stromversorgung und Verkabelung der Mikrocontroller</text:p>
        </text:list-item>
        <text:list-item>
          <text:p text:style-name="P36"><text:tab/>Verkabelung RS232/XpressNet-Adapter</text:p>
        </text:list-item>
      </text:list>
      <text:p text:style-name="P8"/>
      <text:p text:style-name="P8">Die automatisierten Tests werden in nachstehender Reihenfolge durchgeführt:</text:p>
      <text:list xml:id="list35685220" text:style-name="L5">
        <text:list-item>
          <text:p text:style-name="P39">Betriebsmittelverwaltung</text:p>
        </text:list-item>
        <text:list-item>
          <text:p text:style-name="P39">Not-Aus-Treiber</text:p>
        </text:list-item>
        <text:list-item>
          <text:p text:style-name="P39">S88-Treiber</text:p>
        </text:list-item>
        <text:list-item>
          <text:p text:style-name="P39">SSC-Treiber</text:p>
        </text:list-item>
        <text:list-item>
          <text:p text:style-name="P39">RS232-Treiber</text:p>
        </text:list-item>
        <text:list-item>
          <text:p text:style-name="P39">Software Watchdog</text:p>
        </text:list-item>
        <text:list-item>
          <text:p text:style-name="P39">Auditing-System</text:p>
        </text:list-item>
        <text:list-item>
          <text:p text:style-name="P39">Befehlsvalidierung</text:p>
        </text:list-item>
        <text:list-item>
          <text:p text:style-name="P39">Ergebnisvalidierung</text:p>
        </text:list-item>
        <text:list-item>
          <text:p text:style-name="P39">Fahrprogramm 1</text:p>
        </text:list-item>
        <text:list-item>
          <text:p text:style-name="P39">Fahrprogramm 2</text:p>
        </text:list-item>
        <text:list-item>
          <text:p text:style-name="P39">Leitzentrale</text:p>
        </text:list-item>
      </text:list>
      <text:p text:style-name="P8"/>
      <text:p text:style-name="P8"/>
      <text:h text:style-name="P42" text:outline-level="1">Testende</text:h>
      <text:p text:style-name="P8">Der Gesamttest ist erfolgreich verlaufen und damit abgeschlossen, wenn die beiden definierten Haupttestziele positiv erfüllt sind.</text:p>
      <text:p text:style-name="P8">Somit werden die entsprechenden Fahraufgaben ordnungsgemäß und korrekt ausgeführt. Des Weiteren sind die währenden der Fahrt entstandenen Auditing-Logs auf einem Rechner einzusehen.</text:p>
      <text:h text:style-name="P42"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margin-top="0.199cm" fo:margin-bottom="0.21cm" fo:padding-left="0cm" fo:padding-right="0cm" fo:padding-top="0.035cm" fo:padding-bottom="0cm" fo:border-left="none" fo:border-right="none" fo:border-top="0.018cm solid #000000" fo:border-bottom="none"/>
      <style:text-properties fo:font-size="1pt" style:font-size-asian="1pt" style:font-size-complex="1pt"/>
    </style:style>
    <style:style style:name="M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8"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6"><draw:text-box><text:p text:style-name="MP5"/><text:p text:style-name="MP6"/></draw:text-box></draw:frame></text:p>
      </style:header>
      <style:footer>
        <text:p text:style-name="Footer"><draw:frame draw:style-name="Mfr1" draw:name="Rahmen6" text:anchor-type="char" svg:x="0cm" svg:y="27.303cm" svg:width="17.701cm" svg:height="0.4cm" draw:z-index="29"><draw:text-box><text:p text:style-name="MP7"/></draw:text-box></draw:frame><text:tab/>Version <text:span text:style-name="MT1"><text:reference-ref text:reference-format="text" text:ref-name="Version">0.5</text:reference-ref></text:span> vom <text:modification-date style:data-style-name="N36">21.04.2010</text:modification-date><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8"><text:reference-ref text:reference-format="text" text:ref-name="Titel">Testplan</text:reference-ref><draw:frame draw:style-name="Mfr1" draw:name="Rahmen9" text:anchor-type="char" svg:x="0cm" svg:y="4.501cm" svg:width="17.701cm" svg:height="0.4cm" draw:z-index="3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32"><draw:text-box><text:p text:style-name="MP7"/></draw:text-box></draw:frame><text:tab/>Version <text:span text:style-name="MT1"><text:reference-ref text:reference-format="text" text:ref-name="Version">0.5</text:reference-ref></text:span> vom <text:modification-date style:data-style-name="N36">21.04.2010</text:modification-date><text:tab/>Seite <text:page-number text:select-page="current">17</text:page-number>/<text:page-count style:num-format="1">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21T17:15:25.48</dc:date>
    <meta:print-date>1998-07-17T19:03:00</meta:print-date>
    <meta:editing-cycles>45</meta:editing-cycles>
    <meta:generator>OpenOffice.org/3.2$Win32 OpenOffice.org_project/320m12$Build-9483</meta:generator>
    <meta:editing-duration>PT24H55M46S</meta:editing-duration>
    <dc:creator>Norman Nieß</dc:creator>
    <meta:document-statistic meta:table-count="3" meta:image-count="0" meta:object-count="0" meta:page-count="17" meta:paragraph-count="204" meta:word-count="1279" meta:character-count="10299"/>
    <meta:user-defined meta:name="Info 1"/>
    <meta:user-defined meta:name="Info 2"/>
    <meta:user-defined meta:name="Info 3"/>
    <meta:user-defined meta:name="Info 4"/>
  </office:meta>
</office:document-meta>
</file>